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justify" style:justify-single-word="false"/>
    </style:style>
    <style:style style:name="P3" style:family="paragraph" style:parent-style-name="Standard" style:master-page-name="Standard">
      <style:paragraph-properties fo:margin-top="0in" fo:margin-bottom="0in" loext:contextual-spacing="false" style:page-number="1"/>
    </style:style>
    <style:style style:name="T1" style:family="text">
      <style:text-properties fo:color="#1155cc" style:text-underline-style="solid" style:text-underline-width="auto" style:text-underline-color="font-color"/>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a xlink:type="simple" xlink:href="https://docs.google.com/document/d/16LaMQ6xtmdOmY9MSx1PKT6-1ckuo6iv1-CSSYnDT4pw/edit" text:style-name="Internet_20_link" text:visited-style-name="Visited_20_Internet_20_Link"><text:span text:style-name="T1">https://docs.google.com/document/d/16LaMQ6xtmdOmY9MSx1PKT6-1ckuo6iv1-CSSYnDT4pw/edit</text:span></text:a> </text:p>
      <text:p text:style-name="P1"/>
      <text:p text:style-name="P2"><office:annotation office:name="__Annotation__7_968953606"><dc:creator>Robert Dulemba</dc:creator><dc:date>2017-11-03T19:27:23</dc:date><text:p><text:span text:style-name="T2">lead</text:span></text:p></office:annotation>Przez ostatnie kilka numerów przewinęło się kilka opowiadań pióra naturalbornderpy’ego – bardzo płodnego pisarza, piszącego zarówno króciutkie komedyjki oparte o jeden lub dwa wyraziste pomysły jak i dłuższe sagi przygodowe lub horrory. Biorąc pod uwagę nagromadzenie jego dzieł w naszym dziale recenzji w końcu podjęliśmy najbardziej logiczną decyzję – i postanowiliśmy poprosić go o wywiad. Tych zaś, którzy po jego przeczytaniu będą czuli niedosyt, zapraszam do recenzji “Regarding Falling Villains” i “Dinner with the king”, które znajdują się wcześniej w numerze. <office:annotation-end office:name="__Annotation__7_968953606"/></text:p>
      <text:p text:style-name="P1"/>
      <text:p text:style-name="P2">1. Dzień dobry, i jeszcze raz wielkie dzięki za wyrażenie zgody na wywiad! Przede wszystkim, zechciałbyś może powiedzieć coś o sobie tym z naszych czytelników którzy nie są zaznajomieni z Tobą lub Twoimi historiami?</text:p>
      <text:p text:style-name="P2"/>
      <text:p text:style-name="P2">Cześć wszystkim. Jestem naturalbornderpy – miły, uprzejmy Kanadyjczyk, który, tak się złożyło, czasami pisze opowiadania kucykowe. Zaczynałem pisząc głównie thrillery i horrory, z czasem jednak przesuwając się bardziej w stronę komedii i opowiadań obyczajowych. Jeśli macie ochotę na krótkie, głupiutkie komedyjki by poczytać coś przez chwilę, to kilka jest dostępnych u mnie. Jeśli jesteś fanem mrocznych opowiadań, to również napisałem parę. Romanse? To już nie za bardzo.</text:p>
      <text:p text:style-name="P2"/>
      <text:p text:style-name="P2">2. Które z twoich opowiadań najbardziej ci się podoba i dlaczego?</text:p>
      <text:p text:style-name="P2"/>
      <text:p text:style-name="P2">Moim ulubionym opowiadaniem jest cały czas “Sombra the Highly Unmotivated”. Zaczynało jako oneshot, który polubili czytelnicy, więc pisałem go dalej, z nadzieją, że złożę z tego pięć czy sześć rozdziałów. Wtedy zaczęło go czytać więcej osób, więc myślałem o wydłużeniu go jeszcze bardziej. Nagle jednak skręciło od komedii w stronę czegoś mroczniejszego, i to dość szybko. Za szybko dla niektórych – ale ja kocham tego typu opowiadania, więc dla mnie wszystko było w porządku.</text:p>
      <text:p text:style-name="P2">Myślę że pozostaje to moim ulubionym dziełem, bo łączy elementy obyczajowe i komediowe z ciężkimi, poważniejszymi tematami. Ma też zakończenie wyciskające łzy z oczu, które wciąż kocham. Gdy tworzyłem zarys to nie miałem za dużo planów. Szedłem od rozdziału do rozdziału, starając się zakończyć każdy zwrotem akcji. Ostatecznie, całe szczęście, historia wciąż miała na koniec (trochę) sensu. Przynajmniej dla większości czytelników.</text:p>
      <text:p text:style-name="P2"/>
      <text:p text:style-name="P2">3. Czy jest coś w twoich historiach czego, z perspektywy czasu, wolałbyś nigdy nie napisać?</text:p>
      <text:p text:style-name="P2"/>
      <text:p text:style-name="P2">Jestem pewien że są setki złych dowcipów, które bym chciał usunąć, albo momenty w mroczniejszych opowiadaniach gdzie posunąłem się za daleko. W sumie lepszą odpowiedzią są dwa dziełka, które powinienem usunąć od razu, ale tego nie zrobiłem – “Discord forms a cult” i “Dead on arrival”. Opowiadania przy których pisaniu zachichotałem kilka razy, ale po opublikowaniu przestały tak dobrze wyglądać. Bardzo leniwy humor. Wstyd, po prostu wstyd. </text:p>
      <text:p text:style-name="P2"/>
      <text:p text:style-name="P2">4. W opowiadaniach sporo uwagi poświęcasz złoczyńcom z serialu, zarówno w komedyjkach, jak i w poważniejszych dziełach. Którego z nich lubisz najbardziej?</text:p>
      <text:p text:style-name="P2"/>
      <text:p text:style-name="P2">Mimo że piszę dużo o Sombrze, to wciąż jest nim Discord. Przede wszystkim jest on powodem dla którego na początku zainteresowałem się serialem i zacząłem pisać opowiadania. Moje pierwsze dzieło, “Strings”, było moim podejściem do tego jak zachowywałby się Discord gdyby był tak skrzywiony i potężny jak mógłby być. Planowałem to jako krótką opowieść, od dwudziestu do trzydziestu tysięcy słów, a pod koniec miałem sto dwadzieścia tysięcy. Jak widać mogę dużo powiedzieć o “złym” Discordzie.</text:p>
      <text:p text:style-name="P2"/>
      <text:p text:style-name="P2">Dlaczego piszę tak dużo o złoczyńcach? Po prostu uważam że są ciekawsi od bohaterów. Bohaterowie mają jedno zadanie – powstrzymać złego gościa. Złoczyńca może stać się lepszym, gorszym, tragicznie wykonywać swoją pracę, mieć podkopany autorytet albo być źle zrozumiany. Może też szkoda mi wszystkich złoczyńców z MLP – nie mieli większych szans przez większość czasu. Nieważne ile planowali, jeden strzał z tęczy w klatkę piersiową kończył wszystko. Z drugiej strony to bajka dla dzieci, więc co ja tam wiem?</text:p>
      <text:p text:style-name="P2"/>
      <text:p text:style-name="P2">5. Jeśli Sombra i Discord występują u ciebie w jednym fiku, to są z często wrogo do siebie nastawieni. To reguła? Przyzwyczajenie? Czy po prostu w każdym opowiadaniu, które napisałeś jest to wygodny element fabularny?</text:p>
      <text:p text:style-name="P2"/>
      <text:p text:style-name="P2"><text:soft-page-break/>Nie nazwałbym tego ani regułą, ani przyzwyczajeniem. Po prostu to logiczne gdy o tym myślę. Obaj uważają siebie za przerażających, potężnych i stojących ponad innymi, więc to ma sens, że nie umieliby się dogadać. Albo że ich znajomość byłaby pełna wsadzania sobie noży w plecy i mogłaby się załamać w każdej chwili – ale to samo mógłbym powiedzieć o reszcie złoczyńców z MLP. Nie wydaje mi się, by byli w stanie wytrzymać razem. Przynajmniej nie za długo.</text:p>
      <text:p text:style-name="P2"/>
      <text:p text:style-name="P2">6. Wolisz pisać komedie czy horrory? Co wymaga więcej wysiłku z Twojej strony?</text:p>
      <text:p text:style-name="P2"/>
      <text:p text:style-name="P2">Lubię pisać horrory, ale ich tworzenie jest o wiele trudniejsze – albo raczej tworzenie i sprawienie, by odniosły sukces. Mroczne historie są dość delikatne gdy opowiadają o kolorowych kucykach. Czytelnicy mają swoje własne poglądy i opinie na temat konkretnych postaci, więc jeśli nagle sprawisz, że Twilight Sparkle zrobi coś paskudnego i strasznego to od razu znienawidzą daną historię. Dlatego wolałem tworzyć oryginalne postacie, by pomagały we wprowadzaniu moich najmroczniejszych pomysłów. Albo po prostu kazałem to robić Applejack, bo to twarda klacz.</text:p>
      <text:p text:style-name="P2"/>
      <text:p text:style-name="P2">Komedie są o wiele łatwiejsze, bez wątpienia, przynajmniej dla mnie. Jeśli wpadniesz na dobrą sytuację, to żarty zaczną pojawiać się same. Moje komedie są zwykle oparte o dialogi – jedna postać przekomarzająca się z drugą i tak dalej. Unikam żartów typu “rzut ciastem w twarz” i podobnych. Niektórzy pisarze umieją je wykorzystać <text:s/>– ja nie.</text:p>
      <text:p text:style-name="P2"/>
      <text:p text:style-name="P2">Pisanie komedii wydaje się być łatwiejsze, bo cel jest o wiele prostszy – czytelnik się zaśmiał? Tak? Czyli historia mu się spodobała i wypełniła swoje zadanie. Wiem, że komedia którą piszę jest OK, jeśli przy pisaniu śmieję się pod nosem. Mroczne/horrorowate opowiadania są inne – czasami wydaje mi się, że tworzę coś świetnego, po czym jest to przyjęte obojętnie. Ciężko jest określić, co dokładnie w tego typu historiach zadziała, a co nie. Biorąc to pod uwagę, jestem o wiele bardziej dumny z moich poważnych opowiadań, które zdołały przykuć uwagę czytelników, niż z reszty moich prac.</text:p>
      <text:p text:style-name="P2"/>
      <text:p text:style-name="P2">7. Jaka twórczość lub który autor miał na Ciebie największy wpływ jeśli chodzi o tworzenie historii lub pisanie opowiadań fanowskich?</text:p>
      <text:p text:style-name="P2"/>
      <text:p text:style-name="P2">Może to typowa odpowiedź, ale to Stephen King wciągnął mnie w pisarstwo i tworzenie własnych historii. Daleko mu do doskonałości, ale myślę że właśnie to mi się u niego podoba, szczególnie w krótszych opowieściach. W książce może być ich dwadzieścia, pięć świetnych, dziesięć przeciętnych i pięć koszmarnych, ale nie zmienia to faktu że każde z nich opiera się o jakiś pomysł. Po przeczytaniu niektórych z jego opowiadań już nie spojrzałem nigdy na świat w ten sam sposób. Wszystko może być historią – ktoś biegnący do autobusu, ktoś koszący trawnik, ktoś kto nigdy nie przestaje się uśmiechać… wystarczy dodać zwrot akcji i pozwolić myślom wędrować.</text:p>
      <text:p text:style-name="P2"/>
      <text:p text:style-name="P2">Neil Gaiman również jest doskonały. Tak samo “Złodziej wszystkich czasów” Clive’a Barkera. W sumie nie czytam komiksów, tylko od czasu do czasu paski komiksowe.</text:p>
      <text:p text:style-name="P2"/>
      <text:p text:style-name="P2">8. Masz może jakieś pomysły pisarskie, których nie wcieliłeś w życie? Albo niedokończone opowiadania? Planujesz może ich użyć w przyszłości?</text:p>
      <text:p text:style-name="P2"/>
      <text:p text:style-name="P2"><office:annotation office:name="__Annotation__49_968953606"><dc:creator>Dawid Jurczyk</dc:creator><dc:date>2017-11-09T13:58:05</dc:date><text:p><text:span text:style-name="T2">dafaq</text:span></text:p></office:annotation>Na każdy pomysł na opowieść, którą opublikuję, przypada piątka które po prostu <office:annotation-end office:name="__Annotation__49_968953606"/>gasną, z reguły z dobrego powodu. Stephen King raz napisał (widzicie jak go lubię?) że pomysł jest jak kubek bez ucha, albo że pomysł nie jest naprawdę kompletny dopóki nie odkryje się tych kilku rzeczy, które sprawiają, że naprawdę działa. Moim największym problemem z pomysłami na historie są z reguły zakończenia. Tworzę potężnego wroga albo niebezpieczną katastrofę, ale mam problem z wymyśleniem jak to powstrzymać, albo jak to wszystko spakować razem tak, by miało ręce i nogi. Z reguły nie zaczynam pisać jeśli nie czuję się pewnie w kwestii zakończenia. Jak wielu innych pisarzy, sparzyłem się już na tym kilka razy.</text:p>
      <text:p text:style-name="P2"/>
      <text:p text:style-name="P2">Mam kilka opowiadań które chciałbym dokończyć. Na przykład <text:s/>“King Sombra Wants Back Inside His Empire”, albo dwie opowiadania z “Bug-universum” (zaczętego przez “Don’t Let The Bed Bug Bite”). Jest jeszcze jedna historia, którą chciałbym doprowadzić do końca od roku – o Discordzie podróżującym przez multiwersum z człowiekiem, którego z jakiegoś powodu porwał. Pisałem to przez tydzień, doszedłem do dwunastu tysięcy słów, ale po prostu coś nie działało tam tak jak powinno. Mimo to chciałbym zerknąć wkrótce na to jeszcze raz i zobaczyć co można poprawić. Czułbym się zawiedziony, gdyby to opowiadanie nigdy nie wyszło...</text:p>
      <text:p text:style-name="P2"/>
      <text:p text:style-name="P2">9. Jak długo zajmuje ci napisanie opowiadania do końca? Planujesz wszystko od początku do końca czy pozwalasz sobie na improwizację?</text:p>
      <text:p text:style-name="P1"/>
      <text:p text:style-name="P1">Moja obecna rutyna to jeden rozdział lub krótka historyjka dziennie. Staram się zacząć wcześnie i skończyć przed czwartą-piątą. Jeśli to tylko dwa tysiące słów, to jest to całkiem osiągalne. Wszystko co ma więcej niż cztery, pięć tysięcy słów zabiera więcej niż dzień. Przyzwyczaiłem się do tego, bo dzięki temu mam jakiś cel – “Do końca dnia będę coś miał”. Pcha mnie to do przodu. Trzeba przy tym pamiętać, że zawsze mam notatki – mnóstwo notatek, więc mogę po prostu zacząć i kontynuować pisanie. Nie korzystam z pomocy redaktorów, bo jestem niecierpliwy i leniwy, ale tak szczerze to powinno się to robić jeśli ma się do nich dostęp.</text:p>
      <text:p text:style-name="P1"/>
      <text:p text:style-name="P1"><text:soft-page-break/>Obecnie staram się planować wszystko. Wstęp, rozwinięcie, zakończenie. Moje notatki odnośnie komedii są z reguły liniami dialogowymi, które wykreślam po wpisaniu do opowiadania i tu zawsze improwizuję, przynajmniej odrobinę. To normalne pisać jakąś scenę i po prostu zauważyć, że kolejny fragment pojawia się sam z siebie. Moje poważniejsze prace mają bardziej suche notatki – “on idzie tu”, “ona reaguje”, “koniec”, ale staram się wiedzieć dokąd historia ma iść. Dawniej miałem szkice z wielkimi dziurami o których myślałem że zdołam je wypełnić w trakcie pracy. Ostatecznie jednak nigdy się tak nie działo i kończyłem z rozdziałami pełnymi bezmyślnych zapychaczy tylko po to, by dojść do fajnych rzeczy, które obiecałem wcześniej. To koszmarny sposób pisani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27" meta:word-count="1540" meta:character-count="10178" meta:non-whitespace-character-count="8641"/>
    <meta:generator>LibreOfficeDev/5.1.0.3$Linux_X86_64 LibreOffice_project/</meta:generator>
  </office:meta>
</office:document-meta>
</file>